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draw:stroke="none" svg:stroke-width="0cm" draw:fill-color="#000000"/>
    </style:style>
    <style:style style:name="gr6" style:family="graphic" style:parent-style-name="standard">
      <style:graphic-properties svg:stroke-width="0.102cm" svg:stroke-color="#ffffff" draw:fill="none" draw:fill-color="#ffffff" fo:padding-top="0.001cm" fo:padding-bottom="0.001cm" fo:padding-left="0.001cm" fo:padding-right="0.001cm"/>
    </style:style>
    <style:style style:name="gr7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  <style:style style:name="gr8" style:family="graphic" style:parent-style-name="standard">
      <style:graphic-properties svg:stroke-width="0.173cm" svg:stroke-color="#ffffff" draw:fill="none" draw:fill-color="#ffffff" fo:padding-top="0.036cm" fo:padding-bottom="0.036cm" fo:padding-left="0.036cm" fo:padding-right="0.036cm"/>
    </style:style>
    <style:style style:name="gr9" style:family="graphic" style:parent-style-name="standard">
      <style:graphic-properties svg:stroke-width="0cm" svg:stroke-color="#0096d4" draw:fill-color="#0096d4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95cm" svg:y="-4.942cm"/>
          <draw:glue-point draw:id="5" svg:x="1.019cm" svg:y="-4.942cm"/>
          <draw:glue-point draw:id="6" svg:x="4.989cm" svg:y="-4.942cm"/>
          <draw:glue-point draw:id="7" svg:x="-4.987cm" svg:y="5.041cm"/>
          <draw:glue-point draw:id="8" svg:x="-0.856cm" svg:y="5.041cm"/>
          <draw:glue-point draw:id="9" svg:x="3.276cm" svg:y="5.041cm"/>
          <draw:glue-point draw:id="10" svg:x="-5.01cm" svg:y="-1.995cm"/>
          <draw:glue-point draw:id="11" svg:x="-0.646cm" svg:y="-0.242cm"/>
          <draw:polygon draw:style-name="gr1" draw:layer="layout" svg:width="3.143cm" svg:height="1.401cm" svg:x="0.002cm" svg:y="0.595cm" svg:viewBox="0 0 3144 1402" draw:points="0,1402 3144,1402 3144,0 0,0">
            <text:p/>
          </draw:polygon>
          <draw:polyline draw:style-name="gr2" draw:layer="layout" svg:width="3.143cm" svg:height="1.401cm" svg:x="0.002cm" svg:y="0.595cm" svg:viewBox="0 0 3144 1402" draw:points="0,1402 3144,1402 3144,0 0,0 0,1402">
            <text:p/>
          </draw:polyline>
          <draw:polygon draw:style-name="gr3" draw:layer="layout" svg:width="3.8cm" svg:height="0.595cm" svg:x="0cm" svg:y="0cm" svg:viewBox="0 0 3801 596" draw:points="3145,596 0,596 777,1 3801,0 3146,595">
            <text:p/>
          </draw:polygon>
          <draw:polyline draw:style-name="gr2" draw:layer="layout" svg:width="3.8cm" svg:height="0.595cm" svg:x="0cm" svg:y="0cm" svg:viewBox="0 0 3801 596" draw:points="3145,596 0,596 777,1 3801,0 3146,595">
            <text:p/>
          </draw:polyline>
          <draw:polygon draw:style-name="gr4" draw:layer="layout" svg:width="0.655cm" svg:height="2cm" svg:x="3.144cm" svg:y="0cm" svg:viewBox="0 0 656 2001" draw:points="656,0 646,1364 0,2001 0,594">
            <text:p/>
          </draw:polygon>
          <draw:polyline draw:style-name="gr2" draw:layer="layout" svg:width="0.655cm" svg:height="2cm" svg:x="3.144cm" svg:y="0cm" svg:viewBox="0 0 656 2001" draw:points="656,0 646,1364 0,2001 0,594 656,0">
            <text:p/>
          </draw:polyline>
          <draw:path draw:style-name="gr5" draw:layer="layout" svg:width="2.262cm" svg:height="0.871cm" svg:x="0.608cm" svg:y="0.836cm" svg:viewBox="0 0 2263 872" svg:d="m1051 300h106l25 25h83l91-67h100l84 94h94l102-94h87l74 81h85l32-61 249 151-175 147-1038 2v33h-162c-40 0-75 24-91 59-77 121-211 202-365 202-240 1-432-194-432-435 0-240 192-437 432-437 151 0 284 79 361 197 15 37 52 64 94 64h162v40z">
            <text:p/>
          </draw:path>
          <draw:path draw:style-name="gr6" draw:layer="layout" svg:width="1.276cm" svg:height="0.072cm" svg:x="1.498cm" svg:y="1.341cm" svg:viewBox="0 0 1277 73" svg:d="m1277 0-1116 1c-44 0-104 12-161 37 56 24 117 35 161 35">
            <text:p/>
          </draw:path>
          <draw:path draw:style-name="gr6" draw:layer="layout" svg:width="1.292cm" svg:height="0.019cm" svg:x="1.531cm" svg:y="1.221cm" svg:viewBox="0 0 1293 20" svg:d="m1293 18-1117 2c-49 0-153-10-176-20">
            <text:p/>
          </draw:path>
          <draw:path draw:style-name="gr7" draw:layer="layout" svg:width="0.772cm" svg:height="0.778cm" svg:x="0.655cm" svg:y="0.883cm" svg:viewBox="0 0 773 779" svg:d="m386 779c214 0 387-176 387-390s-174-389-387-389c-214 1-386 176-386 390s173 389 386 389z">
            <text:p/>
          </draw:path>
          <draw:path draw:style-name="gr8" draw:layer="layout" svg:width="0.772cm" svg:height="0.778cm" svg:x="0.655cm" svg:y="0.883cm" svg:viewBox="0 0 773 779" svg:d="m386 779c214 0 387-176 387-390s-174-389-387-389c-214 1-386 176-386 390s173 389 386 389">
            <text:p/>
          </draw:path>
          <draw:path draw:style-name="gr9" draw:layer="layout" svg:width="0.202cm" svg:height="0.204cm" svg:x="0.719cm" svg:y="1.17cm" svg:viewBox="0 0 203 205" svg:d="m101 205c56 0 102-46 102-103s-46-102-102-102-101 45-101 102 45 103 101 103z">
            <text:p/>
          </draw:path>
          <draw:path draw:style-name="gr6" draw:layer="layout" svg:width="0.202cm" svg:height="0.204cm" svg:x="0.719cm" svg:y="1.17cm" svg:viewBox="0 0 203 205" svg:d="m101 205c56 0 102-46 102-103s-46-102-102-102-101 45-101 102 45 103 101 103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PN Gateway</dc:title>
    <meta:creation-date>2011-02-07T16:39:50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